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14c98" officeooo:paragraph-rsid="00014c9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éditos de <text:span text:style-name="T1">funcionamento</text:span> → ativo.</text:p>
      <text:p text:style-name="P1">Débitos de <text:span text:style-name="T1">funcionamento</text:span> → passivo.</text:p>
      <text:p text:style-name="P1"/>
      <text:p text:style-name="P1">Créditos de <text:span text:style-name="T1">financiamento</text:span> → ativo.</text:p>
      <text:p text:style-name="P1">Débitos de <text:span text:style-name="T1">funcionamento</text:span> → passiv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05T17:36:00.767000000</dc:date>
    <meta:editing-duration>PT40S</meta:editing-duration>
    <meta:editing-cycles>1</meta:editing-cycles>
    <meta:document-statistic meta:table-count="0" meta:image-count="0" meta:object-count="0" meta:page-count="1" meta:paragraph-count="4" meta:word-count="20" meta:character-count="138" meta:non-whitespace-character-count="122"/>
  </office:meta>
</office:document-meta>
</file>